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076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svg:stroke-width="0.081cm" svg:stroke-color="#ff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26pt" style:font-size-complex="26pt"/>
    </style:style>
    <style:style style:name="T1" style:family="text">
      <style:text-properties fo:font-size="1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397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798cm 19.996cm)">
          <draw:text-box>
            <text:p/>
          </draw:text-box>
        </draw:frame>
        <draw:custom-shape draw:style-name="gr3" draw:text-style-name="P3" draw:layer="layout" svg:width="6.999cm" svg:height="7.001cm" draw:transform="rotate (1.5707963267949) translate (13.398cm 12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cm 15.996cm)">
          <text:p/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9.763cm" svg:height="7.729cm" draw:transform="skewX (0.000174532925199524) rotate (-2.19300620513088) translate (27.3148209581996cm 11.3784331507879cm)" svg:viewBox="0 0 9764 7730" draw:points="6921,7730 9764,5690 5687,0 0,4080 2100,7009">
          <text:p/>
        </draw:polyline>
        <draw:custom-shape draw:style-name="gr6" draw:text-style-name="P5" draw:layer="layout" svg:width="0.503cm" svg:height="0.5cm" draw:transform="rotate (1.5707963267949) translate (6.4cm 10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6cm" svg:y1="10.496cm" svg:x2="17cm" svg:y2="14.296cm">
          <text:p/>
        </draw:line>
        <draw:custom-shape draw:style-name="gr8" draw:text-style-name="P5" draw:layer="layout" svg:width="0.503cm" svg:height="0.5cm" draw:transform="rotate (1.5707963267949) translate (16.8cm 14.6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412cm" svg:height="1.496cm" svg:x="17.1cm" svg:y="13.304cm">
          <draw:text-box>
            <text:p><text:span text:style-name="T1">P</text:span></text:p>
          </draw:text-box>
        </draw:frame>
        <draw:frame draw:style-name="gr9" draw:text-style-name="P6" draw:layer="layout" svg:width="1.412cm" svg:height="1.496cm" svg:x="5.688cm" svg:y="9.3cm">
          <draw:text-box>
            <text:p><text:span text:style-name="T1">O</text:span></text:p>
          </draw:text-box>
        </draw:frame>
        <draw:frame draw:style-name="gr10" draw:text-style-name="P6" draw:layer="layout" svg:width="1.412cm" svg:height="1.673cm" svg:x="7.554cm" svg:y="9.166cm">
          <draw:text-box>
            <text:p><text:span text:style-name="T1">→ <text:s text:c="2"/></text:span><text:span text:style-name="T1">d</text:span></text:p>
          </draw:text-box>
        </draw:frame>
        <draw:line draw:style-name="gr11" draw:text-style-name="P4" draw:layer="layout" svg:x1="6.6cm" svg:y1="10.496cm" svg:x2="8.6cm" svg:y2="11.196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2" draw:text-style-name="P4" draw:layer="layout" svg:x1="5.9cm" svg:y1="19.996cm" svg:x2="6.9cm" svg:y2="17.496cm">
          <text:p/>
        </draw:line>
        <draw:line draw:style-name="gr12" draw:text-style-name="P4" draw:layer="layout" svg:x1="7.7cm" svg:y1="19.996cm" svg:x2="8.7cm" svg:y2="17.496cm">
          <text:p/>
        </draw:line>
        <draw:line draw:style-name="gr12" draw:text-style-name="P4" draw:layer="layout" svg:x1="7.1cm" svg:y1="19.996cm" svg:x2="8.1cm" svg:y2="17.496cm">
          <text:p/>
        </draw:line>
        <draw:line draw:style-name="gr12" draw:text-style-name="P4" draw:layer="layout" svg:x1="6.5cm" svg:y1="19.996cm" svg:x2="7.5cm" svg:y2="17.496cm">
          <text:p/>
        </draw:line>
        <draw:line draw:style-name="gr12" draw:text-style-name="P4" draw:layer="layout" svg:x1="8.3cm" svg:y1="19.996cm" svg:x2="9.3cm" svg:y2="17.4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9T23:51:31.860954936</dc:date>
    <meta:editing-duration>PT1H20M34S</meta:editing-duration>
    <meta:editing-cycles>29</meta:editing-cycles>
    <meta:generator>LibreOffice/5.2.2.2$Linux_X86_64 LibreOffice_project/20m0$Build-2</meta:generator>
    <meta:document-statistic meta:object-count="19"/>
  </office:meta>
</office:document-meta>
</file>